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Courier1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2" svg:font-family="Courie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1" fo:font-size="11pt" style:font-size-asian="11pt" style:font-size-complex="11pt"/>
    </style:style>
    <style:style style:name="P2" style:family="paragraph" style:parent-style-name="Standard">
      <style:text-properties style:font-name="Courier1" fo:font-size="11pt" style:font-size-asian="11pt" style:font-size-complex="11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ourier1" fo:font-size="11pt" style:font-size-asian="11pt" style:font-size-complex="11pt"/>
    </style:style>
    <style:style style:name="P4" style:family="paragraph" style:parent-style-name="Preformatted_20_Text">
      <style:text-properties style:font-name="Courier1" fo:font-size="11pt" style:font-size-asian="11pt" style:font-size-complex="11pt"/>
    </style:style>
    <style:style style:name="P5" style:family="paragraph" style:parent-style-name="Preformatted_20_Text">
      <style:text-properties style:font-name="Courier1" fo:font-size="11pt" officeooo:paragraph-rsid="001ee663" fo:background-color="#ffff00" style:font-size-asian="11pt" style:font-size-complex="11pt"/>
    </style:style>
    <style:style style:name="T1" style:family="text">
      <style:text-properties fo:color="#ffffff"/>
    </style:style>
    <style:style style:name="T2" style:family="text">
      <style:text-properties fo:color="#ffffff" fo:background-color="#0000ff" loext:char-shading-value="0"/>
    </style:style>
    <style:style style:name="T3" style:family="text">
      <style:text-properties fo:color="#ffffff" fo:background-color="#0000ff" loext:char-shading-value="0" style:font-name-complex="Courier2"/>
    </style:style>
    <style:style style:name="T4" style:family="text">
      <style:text-properties fo:color="#ffffff" fo:background-color="#f10d0c" loext:char-shading-value="0"/>
    </style:style>
    <style:style style:name="T5" style:family="text">
      <style:text-properties fo:color="#ffffff" fo:background-color="#ff0000" loext:char-shading-value="0"/>
    </style:style>
    <style:style style:name="T6" style:family="text">
      <style:text-properties fo:color="#ffffff" fo:background-color="#ff0000" loext:char-shading-value="0" style:font-name-complex="Courier2"/>
    </style:style>
    <style:style style:name="T7" style:family="text">
      <style:text-properties fo:color="#ffffff" fo:background-color="#ff0000" loext:char-shading-value="0"/>
    </style:style>
    <style:style style:name="T8" style:family="text">
      <style:text-properties officeooo:rsid="001c6078"/>
    </style:style>
    <style:style style:name="T9" style:family="text">
      <style:text-properties fo:color="#000000" fo:background-color="transparent" loext:char-shading-value="0"/>
    </style:style>
    <style:style style:name="T10" style:family="text">
      <style:text-properties fo:color="#000000" fo:background-color="#00ff00" loext:char-shading-value="0"/>
    </style:style>
    <style:style style:name="T11" style:family="text">
      <style:text-properties fo:color="#000000" fo:background-color="#00ff00" loext:char-shading-value="0" style:font-name-complex="Courier2"/>
    </style:style>
    <style:style style:name="T12" style:family="text">
      <style:text-properties fo:color="#000000" style:font-name-complex="Courier2"/>
    </style:style>
    <style:style style:name="T13" style:family="text">
      <style:text-properties fo:background-color="#00ff00" loext:char-shading-value="0"/>
    </style:style>
    <style:style style:name="T14" style:family="text">
      <style:text-properties fo:background-color="#00ff00" loext:char-shading-value="0"/>
    </style:style>
    <style:style style:name="T15" style:family="text">
      <style:text-properties officeooo:rsid="001ee663"/>
    </style:style>
    <style:style style:name="T16" style:family="text">
      <style:text-properties fo:background-color="#ff0000" loext:char-shading-value="0"/>
    </style:style>
    <style:style style:name="T17" style:family="text">
      <style:text-properties fo:background-color="#ff0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gt;B_plicatilis_ACP | Bpli47440</text:p>
      <text:p text:style-name="P3"><text:span text:style-name="T3">MKILIGLSTICLSALILSIYIQESEA</text:span><text:span text:style-name="T11">SPQLTFSSDWSGG</text:span><text:span text:style-name="T6">KR</text:span><text:span text:style-name="T12">ELEKSENENFDSIKSIEKSENENLD</text:span><text:span text:style-name="T6">KR</text:span><text:span text:style-name="T11">APGWG</text:span><text:span text:style-name="T6">KR</text:span><text:span text:style-name="T11">APGWG</text:span><text:span text:style-name="T6">KR</text:span><text:span text:style-name="T12">NFMDETKIDEIISRIKEYEHKATELRNFLFQMMEMHKNY</text:span></text:p>
      <text:p text:style-name="P2"/>
      <text:p text:style-name="P1">&gt;B_plicatilis_AdipokineticHormone | Bpli5357</text:p>
      <text:p text:style-name="P3"><text:span text:style-name="T3">MNCRKVSNQALIITAVLLYFVGFS</text:span><text:span text:style-name="T11">EQQFSYSANWG</text:span><text:span text:style-name="T6">KR</text:span><text:span text:style-name="T12">SNEENVENKCVSILSLKSYLLDVIPNLEQEIIVIQK</text:span></text:p>
      <text:p text:style-name="P2"/>
      <text:p text:style-name="P1">&gt;B_plicatilis_Allatostatin<text:span text:style-name="T8">A</text:span> | Bpli20339</text:p>
      <text:p text:style-name="P2"><text:span text:style-name="T3">MSILPNKVLILFSLMVLFSLFSNA</text:span><text:span text:style-name="T12">KSENAEEKHEQSASEESEMEME</text:span><text:span text:style-name="T6">KR</text:span><text:span text:style-name="T11">AIDKMRFYGGLG</text:span><text:span text:style-name="T6">KR</text:span><text:span text:style-name="T12">FDDNSYETMEYGDDEVELD</text:span><text:span text:style-name="T6">KR</text:span><text:span text:style-name="T11">LDRMRYFGALG</text:span><text:span text:style-name="T6">KR</text:span><text:span text:style-name="T12">SGELASNKLKTM</text:span><text:span text:style-name="T6">KR</text:span><text:span text:style-name="T11">LDKMKYFGGLG</text:span><text:span text:style-name="T6">KR</text:span><text:span text:style-name="T12">SDYYPMWRNSQLRYLLA</text:span><text:span text:style-name="T6">KK</text:span><text:span text:style-name="T12">SNFDRLRYLGNIGK</text:span></text:p>
      <text:p text:style-name="P1"/>
      <text:p text:style-name="P5">&gt;B_plicatilis_<text:span text:style-name="T15">FMRFamide | </text:span>Bpli3895</text:p>
      <text:p text:style-name="P1"><text:span text:style-name="T3">MNMNMNFYALIALLISSQIQA</text:span>ILSSDPQNDPESKKELEYMDKLRQLINIEKILYKMKKPELDENHLEADSYDELEPNADDYDFGNNEA<text:span text:style-name="T7">KR</text:span><text:span text:style-name="T14">SAYLRFG</text:span><text:span text:style-name="T7">R</text:span><text:span text:style-name="T14">SPAFLRFG</text:span><text:span text:style-name="T7">R</text:span><text:span text:style-name="T14">NQAYLRFG</text:span><text:span text:style-name="T7">K</text:span>SYGNFGA<text:span text:style-name="T7">KR</text:span><text:span text:style-name="T14">NPTYLRFG</text:span><text:span text:style-name="T7">R</text:span>SV</text:p>
      <text:p text:style-name="P1"/>
      <text:p text:style-name="P1">&gt;B_plicatilis_Insulinlike | Bpli51085</text:p>
      <text:p text:style-name="P2"><text:span text:style-name="T3">MNRSFYLFMLLVVKLFQSMVA</text:span><text:span text:style-name="T12">NVVTSSSQAILSNEIIMPDTFRDVSLNV</text:span><text:span text:style-name="T6">KK</text:span><text:span text:style-name="T12">FNNLNQIKN</text:span><text:span text:style-name="T6">KR</text:span><text:span text:style-name="T12">SLENEYFYQNFFNTENVRSNK</text:span><text:span text:style-name="T11">SGQYCGEALYYLVEYYCIYI</text:span><text:span text:style-name="T12">KQTSVYIPETDLDLVSVIY</text:span><text:span text:style-name="T6">KR</text:span><text:span text:style-name="T11">ELSKENVVDDSLGIVNECCYNECKPNQLDKYCY</text:span></text:p>
      <text:p text:style-name="P1"/>
      <text:p text:style-name="P1">&gt;B_plicatilis_NeuropeptideF | Bpli4070</text:p>
      <text:p text:style-name="P3"><text:span text:style-name="T3">MCAKNQVIISCIGLAVIAALIGQIEA</text:span><text:span text:style-name="T11">TEYPTPPPVPSQFLTPNDVQKYLNQLHNYYMVVGRPRFG</text:span><text:span text:style-name="T6">KR</text:span><text:span text:style-name="T12">SRVRAADYSDADDEPYIGSMFSFLDLNGDSAISLAEF</text:span><text:span text:style-name="T6">KR</text:span><text:span text:style-name="T12">IFDKESIAE</text:span></text:p>
      <text:p text:style-name="P1">&gt;B_plicatilis_NeuropeptideF | Bpli13495</text:p>
      <text:p text:style-name="P2"><text:span text:style-name="T3">MHVKIFLPILFGLILCQLIA</text:span><text:span text:style-name="T12">ETVSFGIRDTSDEMPERPAVFKS</text:span><text:span text:style-name="T6">KK</text:span><text:span text:style-name="T12">ELIDYI</text:span><text:span text:style-name="T6">KR</text:span><text:span text:style-name="T11">VNEYYGKVGRPRFG</text:span><text:span text:style-name="T6">KR</text:span><text:span text:style-name="T12">NYPLFGSKFNQQYRDSNEWNFN</text:span></text:p>
      <text:p text:style-name="P1">&gt;B_plicatilis_NeuropeptideF | Bpli13883</text:p>
      <text:p text:style-name="P2"><text:span text:style-name="T3">MFAKSGFLKDFSNISKYSAAFILFLIVVSMCENVGA</text:span><text:span text:style-name="T11">MDNQYSDLPPPPAKPERFTSKQQLKEYLVKLHEYYAIIGRPRFG</text:span><text:span text:style-name="T6">R</text:span><text:span text:style-name="T12">SQNLFNENIQSSELGTDAKENLIPVTLAINVMDFNGDGFLT</text:span><text:span text:style-name="T6">KK</text:span><text:span text:style-name="T12">ELRNFVKLVEDYL</text:span></text:p>
      <text:p text:style-name="P1"/>
      <text:p text:style-name="P1">&gt;B_plicatilis_NUCB1 | Bpli21098</text:p>
      <text:p text:style-name="P1"><text:span text:style-name="T2">MLKFVVLCSIIGLVVC</text:span><text:span text:style-name="T13">PPVLPDNNHQPVHKSVNETLEKDPLLSLEYHKYLK</text:span><text:span text:style-name="T10">EIVNILETDPEF</text:span><text:span text:style-name="T4">KK</text:span><text:span text:style-name="T9">QIENASIEDIKSGRIAEHLALVDPSIRTKLDEIKRMEIERLRRAIQRKAALSNLKAHEIQTLLPKHVDHGNIDTFEVHDLERLIKQATFDLEEVDKLRREEFKDHEIEKEYERRKKMQQADAETRQKLEEQHKRSLEMRKNHQRVNHPGSKDQLEEVWEEEDKLDGEDFEPVTFFKLHDIDGNNYWDEFEVEALFNIELDKIYNKTDPEFDPAERFEEMNRMREHVFGEIDKNKDRLVSLDEFVESTKSREFKQNEEWKGVDDEAQFSEDQIREYSQAHVEEERLMSTPVNDLRREQAHRQEDTQHHQPPRQHHQQPPEIQQHQPPQQHHQNVQHP</text:span></text:p>
      <text:p text:style-name="P1"/>
      <text:p text:style-name="P1">&gt;B_plicatilis_Vasopressin | Bpli49535</text:p>
      <text:p text:style-name="P1"><text:span text:style-name="T2">MNENFLMMNLNDKKNVKILFILVVINLNVINA</text:span><text:span text:style-name="T10">CYITNCPWGG</text:span><text:span text:style-name="T4">KR</text:span>SQPFLDFENAHQC<text:span text:style-name="T4">RK</text:span>CASGLGMCFGPRICCGPDMGCLIDTKETSVCQLEDIKSNVPCQPYGKICDKVEFGRCATSNLCCNPDHCLEDSTCVSEENDYSEDYKEIDTKLLKAL<text:span text:style-name="T4">KR</text:span>LIS<text:span text:style-name="T4">KKR</text:span>QKNENYESHNIDNYQS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Courier1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2" svg:font-family="Courie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4-04-08T17:25:03.108140524</dc:date>
    <meta:editing-duration>PT23H11M4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40" meta:character-count="1934" meta:non-whitespace-character-count="1914"/>
  </office:meta>
</office:document-meta>
</file>